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tch Quote Upload System - Research Findings &amp; Recommendations</text:h>
      <text:h text:style-name="Heading_20_2" text:outline-level="2">I. Executive Summary</text:h>
      <text:list text:style-name="L1">
        <text:list-item>
          <text:p text:style-name="P1"><text:span text:style-name="Strong_20_Emphasis">Key Finding</text:span>: Incremental batch quotes are actually batch quoting templates </text:p>
        </text:list-item>
        <text:list-item>
          <text:p text:style-name="P1"><text:span text:style-name="Strong_20_Emphasis">Opportunity</text:span>: Automate repetitive quote submission process </text:p>
        </text:list-item>
        <text:list-item>
          <text:p text:style-name="P2"><text:span text:style-name="Strong_20_Emphasis">Solution</text:span>: Web-based batch upload system leveraging existing infrastructure </text:p>
        </text:list-item>
      </text:list>
      <text:h text:style-name="Heading_20_2" text:outline-level="2">II. Current State Analysis</text:h>
      <text:h text:style-name="Heading_20_3" text:outline-level="3">A. Existing Infrastructure</text:h>
      <text:list text:style-name="L2">
        <text:list-item>
          <text:p text:style-name="P3"><text:span text:style-name="Strong_20_Emphasis">Dual Database Setup</text:span>: PostgreSQL + BigQuery already operational </text:p>
        </text:list-item>
        <text:list-item>
          <text:p text:style-name="P3"><text:span text:style-name="Strong_20_Emphasis">Web Framework</text:span>: Quart (async Python framework) </text:p>
        </text:list-item>
        <text:list-item>
          <text:p text:style-name="P3"><text:span text:style-name="Strong_20_Emphasis">Data Assets</text:span>: </text:p>
          <text:list>
            <text:list-item>
              <text:p text:style-name="P3">AS (Approved Source) file - parsed and loaded </text:p>
            </text:list-item>
            <text:list-item>
              <text:p text:style-name="P3">Setaside information - extracted and available </text:p>
            </text:list-item>
            <text:list-item>
              <text:p text:style-name="P4">Company information - consistent across submissions </text:p>
            </text:list-item>
          </text:list>
        </text:list-item>
      </text:list>
      <text:h text:style-name="Heading_20_3" text:outline-level="3">B. Pain Points Addressed</text:h>
      <text:list text:style-name="L3">
        <text:list-item>
          <text:p text:style-name="P5">Manual form filling for repetitive data </text:p>
        </text:list-item>
        <text:list-item>
          <text:p text:style-name="P5">Time-consuming batch submissions </text:p>
        </text:list-item>
        <text:list-item>
          <text:p text:style-name="P5">Risk of data entry errors </text:p>
        </text:list-item>
        <text:list-item>
          <text:p text:style-name="P6">Lack of standardized templates </text:p>
        </text:list-item>
      </text:list>
      <text:h text:style-name="Heading_20_2" text:outline-level="2">III. Technical Findings</text:h>
      <text:h text:style-name="Heading_20_3" text:outline-level="3">A. Data Architecture Discovery</text:h>
      <text:list text:style-name="L4">
        <text:list-item>
          <text:p text:style-name="P7">Batch quotes follow template patterns </text:p>
        </text:list-item>
        <text:list-item>
          <text:p text:style-name="P7">Company information remains static </text:p>
        </text:list-item>
        <text:list-item>
          <text:p text:style-name="P7">AS file contains core prefill data </text:p>
        </text:list-item>
        <text:list-item>
          <text:p text:style-name="P8">Setaside information complements quote requirements </text:p>
        </text:list-item>
      </text:list>
      <text:h text:style-name="Heading_20_3" text:outline-level="3">B. Integration Advantages with Current Stack</text:h>
      <text:list text:style-name="L5">
        <text:list-item>
          <text:p text:style-name="P9"><text:span text:style-name="Strong_20_Emphasis">Quart Benefits</text:span>: </text:p>
          <text:list>
            <text:list-item>
              <text:p text:style-name="P9">Async operations ideal for batch processing </text:p>
            </text:list-item>
            <text:list-item>
              <text:p text:style-name="P9">Better performance for concurrent quote submissions </text:p>
            </text:list-item>
            <text:list-item>
              <text:p text:style-name="P9">WebSocket support for real-time progress updates </text:p>
            </text:list-item>
          </text:list>
        </text:list-item>
        <text:list-item>
          <text:p text:style-name="P10"><text:span text:style-name="Strong_20_Emphasis">Existing PostgreSQL/BigQuery</text:span>: No new infrastructure needed </text:p>
        </text:list-item>
      </text:list>
      <text:h text:style-name="Heading_20_2" text:outline-level="2"><text:soft-page-break/>IV. Proposed Solution Architecture</text:h>
      <text:h text:style-name="Heading_20_3" text:outline-level="3">A. Leveraging Current Technology</text:h>
      <text:list text:style-name="L6">
        <text:list-item>
          <text:p text:style-name="P11"><text:span text:style-name="Strong_20_Emphasis">Backend</text:span>: Quart (existing) </text:p>
        </text:list-item>
        <text:list-item>
          <text:p text:style-name="P11"><text:span text:style-name="Strong_20_Emphasis">Frontend</text:span>: HTML/JavaScript </text:p>
        </text:list-item>
        <text:list-item>
          <text:p text:style-name="P11"><text:span text:style-name="Strong_20_Emphasis">Operational DB</text:span>: PostgreSQL (existing) </text:p>
        </text:list-item>
        <text:list-item>
          <text:p text:style-name="P12"><text:span text:style-name="Strong_20_Emphasis">Analytics DB</text:span>: BigQuery (existing) </text:p>
        </text:list-item>
      </text:list>
      <text:h text:style-name="Heading_20_3" text:outline-level="3">B. Core Features</text:h>
      <text:list text:style-name="L7">
        <text:list-item>
          <text:p text:style-name="P13">Template-based quote creation </text:p>
        </text:list-item>
        <text:list-item>
          <text:p text:style-name="P13">Automated form prefilling from parsed data </text:p>
        </text:list-item>
        <text:list-item>
          <text:p text:style-name="P13">Bulk quote management interface </text:p>
        </text:list-item>
        <text:list-item>
          <text:p text:style-name="P13">Real-time validation with async processing </text:p>
        </text:list-item>
        <text:list-item>
          <text:p text:style-name="P14">Submission tracking and status updates </text:p>
        </text:list-item>
      </text:list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2:45:13.469485994</meta:creation-date>
    <dc:date>2025-06-12T12:59:50.209901467</dc:date>
    <meta:editing-duration>PT4M23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2" meta:paragraph-count="42" meta:word-count="238" meta:character-count="1670" meta:non-whitespace-character-count="1474"/>
  </office:meta>
</office:document-meta>
</file>